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writing-mode="lr-tb"/>
      <style:text-properties officeooo:paragraph-rsid="000c0017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font-variant="normal" fo:text-transform="none" style:font-name="sans-serif" fo:font-size="12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1.</text:span><text:span text:style-name="T1"> </text:span><text:span text:style-name="T2">Selezionare tutti gli studenti iscritti al Corso di Laurea in Economia</text:span></text:p>
      <text:p text:style-name="P1"><text:span text:style-name="T2"/></text:p>
      <text:p text:style-name="P1"><text:span text:style-name="T2">SELECT `students`.`name`,`degrees`.`name`,`students`.`registration_number` FROM `students` JOIN `degrees` ON `degrees`.`id` = `students`.`degree_id` WHERE `degrees`.`name` = 'corso di Laurea in Economia';</text:span></text:p>
      <text:p text:style-name="P1"><text:span text:style-name="T2"/></text:p>
      <text:p text:style-name="P1"><text:span text:style-name="T2">2.</text:span><text:span text:style-name="T1"> </text:span><text:span text:style-name="T2">Selezionare tutti i Corsi di Laurea Magistrale del Dipartimento di Neuroscienze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>3.</text:span><text:span text:style-name="T1"> </text:span><text:span text:style-name="T2">Selezionare tutti i corsi in cui insegna Fulvio Amato (id=44)</text:span></text:p>
      <text:p text:style-name="P1"><text:span text:style-name="T2">SELECT *</text:span></text:p>
      <text:p text:style-name="P1"><text:span text:style-name="T2">FROM `courses`</text:span></text:p>
      <text:p text:style-name="P1"><text:span text:style-name="T2">JOIN `course_teacher`</text:span></text:p>
      <text:p text:style-name="P1"><text:span text:style-name="T2">ON`course_teacher`.`course_id` = `courses`.`id`</text:span></text:p>
      <text:p text:style-name="P1"><text:span text:style-name="T2">JOIN `teachers`</text:span></text:p>
      <text:p text:style-name="P1"><text:span text:style-name="T2">ON `teachers`.`id` = `course_teacher`.`teacher_id`</text:span></text:p>
      <text:p text:style-name="P1"><text:span text:style-name="T2">WHERE `teachers`.`id` = '44';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>4.</text:span><text:span text:style-name="T1"> </text:span><text:span text:style-name="T2">Selezionare tutti gli studenti con i dati relativi al corso di laurea a cui sono iscritti e il</text:span><text:line-break/><text:span text:style-name="T2">relativo dipartimento, in ordine alfabetico per cognome e nome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>5.</text:span><text:span text:style-name="T1"> </text:span><text:span text:style-name="T2">Selezionare tutti i corsi di laurea con i relativi corsi e insegnanti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>6.</text:span><text:span text:style-name="T1"> </text:span><text:span text:style-name="T2">Selezionare tutti i docenti che insegnano nel Dipartimento di Matematica (54)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line-break/><text:span text:style-name="T2">7.</text:span><text:span text:style-name="T1"> </text:span><text:span text:style-name="T2">BONUS: Selezionare per ogni studente quanti tentativi d’esame ha sostenuto per</text:span><text:line-break/><text:span text:style-name="T3">superare ciascuno dei suoi esami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31T18:08:35.248397395</meta:creation-date>
    <dc:date>2022-05-31T18:37:07.202786063</dc:date>
    <meta:editing-duration>PT14M51S</meta:editing-duration>
    <meta:editing-cycles>1</meta:editing-cycles>
    <meta:document-statistic meta:table-count="0" meta:image-count="0" meta:object-count="0" meta:page-count="1" meta:paragraph-count="15" meta:word-count="142" meta:character-count="1034" meta:non-whitespace-character-count="906"/>
    <meta:generator>LibreOffice/6.4.7.2$Linux_X86_64 LibreOffice_project/40$Build-2</meta:generator>
  </office:meta>
</office:document-meta>
</file>